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f70" officeooo:paragraph-rsid="001d5f70"/>
    </style:style>
    <style:style style:name="P2" style:family="paragraph" style:parent-style-name="Standard">
      <style:text-properties officeooo:rsid="001e95c3" officeooo:paragraph-rsid="001e95c3"/>
    </style:style>
    <style:style style:name="P3" style:family="paragraph" style:parent-style-name="Standard">
      <style:text-properties officeooo:rsid="001e95c3" officeooo:paragraph-rsid="001ebaa4"/>
    </style:style>
    <style:style style:name="P4" style:family="paragraph" style:parent-style-name="Standard">
      <style:text-properties officeooo:rsid="001ebaa4" officeooo:paragraph-rsid="001ebaa4"/>
    </style:style>
    <style:style style:name="P5" style:family="paragraph" style:parent-style-name="Standard">
      <style:text-properties officeooo:rsid="0021a05d" officeooo:paragraph-rsid="0021a05d"/>
    </style:style>
    <style:style style:name="P6" style:family="paragraph" style:parent-style-name="Standard">
      <style:paragraph-properties fo:break-before="page"/>
      <style:text-properties officeooo:rsid="0021a05d" officeooo:paragraph-rsid="0021a05d"/>
    </style:style>
    <style:style style:name="P7" style:family="paragraph" style:parent-style-name="Standard">
      <style:text-properties officeooo:rsid="001ebaa4" officeooo:paragraph-rsid="001e95c3"/>
    </style:style>
    <style:style style:name="P8" style:family="paragraph" style:parent-style-name="Standard">
      <style:text-properties officeooo:rsid="001ebaa4" officeooo:paragraph-rsid="001ebaa4"/>
    </style:style>
    <style:style style:name="T1" style:family="text">
      <style:text-properties officeooo:rsid="001ebaa4"/>
    </style:style>
    <style:style style:name="T2" style:family="text">
      <style:text-properties officeooo:rsid="002334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P1"/>
      <text:p text:style-name="P7">Lelia M.</text:p>
      <text:p text:style-name="P2"/>
      <text:p text:style-name="P2">Age : <text:span text:style-name="T1">41</text:span></text:p>
      <text:p text:style-name="P2">Travail : <text:span text:style-name="T1">Libraire </text:span></text:p>
      <text:p text:style-name="P2">Localisation : <text:span text:style-name="T1">Romainville</text:span></text:p>
      <text:p text:style-name="P2"/>
      <text:p text:style-name="P2">Bio : <text:span text:style-name="T1">Lelia est très ancrée dans le tissu sociale de son quartier, d’ailleurs elle organise régulièrement des ateliers de lectures pour enfants dans sa librairie. Elle a également un partenariat associatif avec la bibliothèque de sa ville pour la gestion des livres d’occasion.</text:span></text:p>
      <text:p text:style-name="P2"/>
      <text:p text:style-name="P2">But : </text:p>
      <text:p text:style-name="P4">Elle n’a pas d’outil de communication pour sa librairie. Elle a besoin d’un interface de communication avec ses clients, possiblement de vente mais tester pour se décider.</text:p>
      <text:p text:style-name="P2"/>
      <text:p text:style-name="P3">Frustrations: </text:p>
      <text:p text:style-name="P4">Elle se sent isolé dans son métier parce qu’elle tient un petit commerce et qu’elle a peut de lien avec d’autres professionnels du livre.</text:p>
      <text:p text:style-name="P4">Elle a plein d’idées et d’ambitions éthiques et environnemental mais personne avec qui les partager et pas d’exemple pour voir ce qui fonctionne.</text:p>
      <text:p text:style-name="P2"/>
      <text:p text:style-name="P2">Motivations :</text:p>
      <text:p text:style-name="P4">Conscientisation vers les démarches éco-responsables. Elle sait que la production de livres/papier est polluante donc elle cherche une solution pour réduire son impact écologique.</text:p>
      <text:p text:style-name="P2"/>
      <text:p text:style-name="P6">Parcours utilisateur de Lelia  sur <text:s/>notre site internet :</text:p>
      <text:p text:style-name="P5">Elle va chercher à savoir :</text:p>
      <text:p text:style-name="P5">- Qui on est</text:p>
      <text:p text:style-name="P5">- Ce qu’on fait et ce qu’on a déjà produit</text:p>
      <text:p text:style-name="P5">- Un site où elle se sent comme chez elle (une ambiance qui la touche)</text:p>
      <text:p text:style-name="P5">- A s’assurer que <text:span text:style-name="T2">nos valeurs correspondent aux siennes</text:span></text:p>
      <text:p text:style-name="P5">- <text:span text:style-name="T2">Pas de pop-up</text:span></text:p>
      <text:p text:style-name="P5"/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01:25.160740864</meta:creation-date>
    <dc:date>2020-03-12T16:49:27.937682585</dc:date>
    <meta:editing-duration>PT3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216" meta:character-count="1288" meta:non-whitespace-character-count="1087"/>
  </office:meta>
</office:document-meta>
</file>